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formula="of:=SUM([.A3:.A10002])" office:value-type="float" office:value="29" calcext:value-type="float">
            <text:p>29</text:p>
          </table:table-cell>
          <table:table-cell table:formula="of:=SUM([.B3:.B10002])" office:value-type="float" office:value="26" calcext:value-type="float">
            <text:p>26</text:p>
          </table:table-cell>
          <table:table-cell table:formula="of:=SUM([.C3:.C10002])" office:value-type="float" office:value="-32" calcext:value-type="float">
            <text:p>-32</text:p>
          </table:table-cell>
          <table:table-cell table:formula="of:=SUM([.D3:.D10002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-2" calcext:value-type="float">
            <text:p>-2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-6" calcext:value-type="float">
            <text:p>-6</text:p>
          </table:table-cell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4" calcext:value-type="float">
            <text:p>-4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-6" calcext:value-type="float">
            <text:p>-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-14" calcext:value-type="float">
            <text:p>-14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6" calcext:value-type="float">
            <text:p>-16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number-columns-repeated="1021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 table:style-name="ce2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22:19:00.516972058</meta:creation-date>
    <dc:date>2024-07-24T21:26:16.160457271</dc:date>
    <meta:editing-duration>PT1H34S</meta:editing-duration>
    <meta:editing-cycles>8</meta:editing-cycles>
    <meta:generator>LibreOffice/7.3.7.2$Linux_X86_64 LibreOffice_project/30$Build-2</meta:generator>
    <meta:document-statistic meta:table-count="1" meta:cell-count="367" meta:object-count="0"/>
  </office:meta>
</office:document-meta>
</file>